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auto-grow-width="true" fo:min-height="0.009cm" fo:min-width="1.559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009cm" fo:min-width="2.23cm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009cm" fo:min-width="1.255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009cm" fo:min-width="2.847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009cm" fo:min-width="2.262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009cm" fo:min-width="1.216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009cm" fo:min-width="1.812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009cm" fo:min-width="1.431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009cm" fo:min-width="1.719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009cm" fo:min-width="2.123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009cm" fo:min-width="1.702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009cm" fo:min-width="2.124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075cm" fo:min-width="0.299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075cm" fo:min-width="1.146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075cm" fo:min-width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075cm" fo:min-width="0.499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075cm" fo:min-width="2.437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075cm" fo:min-width="1.009cm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009cm" fo:min-width="2.795cm"/>
    </style:style>
    <style:style style:name="gr20" style:family="graphic" style:parent-style-name="standard">
      <style:graphic-properties draw:stroke="solid" svg:stroke-color="#ff0000" draw:textarea-horizontal-align="center" draw:textarea-vertical-align="middle"/>
    </style:style>
    <style:style style:name="gr21" style:family="graphic" style:parent-style-name="standard">
      <style:graphic-properties draw:stroke="solid"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  <style:text-properties style:use-window-font-color="true" style:text-outline="false" style:text-line-through-style="none" style:font-family-generic="swiss" fo:font-size="6.30000019073486pt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generic-asian="swiss" style:font-size-asian="6.30000019073486pt" style:font-family-generic-complex="swiss" style:font-size-complex="6.30000019073486pt" style:text-scale="100%"/>
    </style:style>
    <style:style style:name="P2" style:family="paragraph">
      <style:paragraph-properties fo:margin-left="0cm" fo:margin-right="0cm" fo:text-indent="0cm"/>
      <style:text-properties style:use-window-font-color="true" style:text-outline="false" style:text-line-through-style="none" style:font-family-generic="swiss" fo:font-size="6.40000009536743pt" fo:font-style="normal" fo:text-shadow="none" style:text-underline-style="none" fo:font-weight="0" style:text-underline-mode="continuous" style:text-line-through-mode="continuous" style:letter-kerning="false" style:font-family-generic-asian="swiss" style:font-size-asian="6.40000009536743pt" style:font-family-generic-complex="swiss" style:font-size-complex="6.40000009536743pt" style:text-scale="100%"/>
    </style:style>
    <style:style style:name="P3" style:family="paragraph">
      <style:paragraph-properties fo:margin-left="0cm" fo:margin-right="0cm" fo:text-indent="0cm"/>
      <style:text-properties style:use-window-font-color="true" style:text-outline="false" style:text-line-through-style="none" style:font-family-generic="swiss" fo:font-size="6.40000009536743pt" fo:font-style="normal" fo:text-shadow="none" style:text-underline-style="solid" style:text-underline-width="auto" style:text-underline-color="font-color" fo:font-weight="0" style:text-underline-mode="continuous" style:text-line-through-mode="continuous" style:letter-kerning="false" style:font-family-generic-asian="swiss" style:font-size-asian="6.40000009536743pt" style:font-family-generic-complex="swiss" style:font-size-complex="6.40000009536743pt" style:text-scale="100%"/>
    </style:style>
    <style:style style:name="P4" style:family="paragraph">
      <style:paragraph-properties fo:margin-left="0cm" fo:margin-right="0cm" fo:text-indent="0cm"/>
      <style:text-properties style:use-window-font-color="true" style:text-outline="false" style:text-line-through-style="none" style:font-family-generic="swiss" fo:font-size="8pt" fo:font-style="normal" fo:text-shadow="none" style:text-underline-style="none" fo:font-weight="0" style:text-underline-mode="continuous" style:text-line-through-mode="continuous" style:letter-kerning="false" style:font-family-generic-asian="swiss" style:font-size-asian="8pt" style:font-family-generic-complex="swiss" style:font-size-complex="8pt" style:text-scale="100%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2.513cm" svg:height="0.505cm" svg:x="7.397cm" svg:y="16.75cm">
            <draw:text-box>
              <text:p text:style-name="P1">#genre_id: integer</text:p>
            </draw:text-box>
          </draw:frame>
          <draw:frame draw:style-name="gr2" draw:text-style-name="P2" draw:layer="layout" svg:width="3.317cm" svg:height="0.509cm" svg:x="7.397cm" svg:y="16.975cm">
            <draw:text-box>
              <text:p text:style-name="P2">#genre_description: text</text:p>
            </draw:text-box>
          </draw:frame>
          <draw:frame draw:style-name="gr3" draw:text-style-name="P3" draw:layer="layout" svg:width="2.318cm" svg:height="0.509cm" svg:x="5.714cm" svg:y="14.506cm">
            <draw:text-box>
              <text:p text:style-name="P3">#file_id: integer</text:p>
            </draw:text-box>
          </draw:frame>
          <draw:frame draw:style-name="gr4" draw:text-style-name="P3" draw:layer="layout" svg:width="3.347cm" svg:height="0.509cm" svg:x="5.714cm" svg:y="14.731cm">
            <draw:text-box>
              <text:p text:style-name="P3">#genre_id: integer</text:p>
            </draw:text-box>
          </draw:frame>
          <draw:frame draw:style-name="gr5" draw:text-style-name="P2" draw:layer="layout" svg:width="3.347cm" svg:height="0.509cm" svg:x="5.714cm" svg:y="14.955cm">
            <draw:text-box>
              <text:p text:style-name="P2">#magnitude: integer = 1</text:p>
            </draw:text-box>
          </draw:frame>
          <draw:frame draw:style-name="gr3" draw:text-style-name="P3" draw:layer="layout" svg:width="2.318cm" svg:height="0.509cm" svg:x="7.117cm" svg:y="11.702cm">
            <draw:text-box>
              <text:p text:style-name="P3">#file_id: integer</text:p>
            </draw:text-box>
          </draw:frame>
          <draw:frame draw:style-name="gr6" draw:text-style-name="P2" draw:layer="layout" svg:width="2.272cm" svg:height="0.509cm" svg:x="7.117cm" svg:y="11.927cm">
            <draw:text-box>
              <text:p text:style-name="P2"><text:s/>file_name: text</text:p>
            </draw:text-box>
          </draw:frame>
          <draw:frame draw:style-name="gr7" draw:text-style-name="P2" draw:layer="layout" svg:width="2.89cm" svg:height="0.509cm" svg:x="7.117cm" svg:y="12.151cm">
            <draw:text-box>
              <text:p text:style-name="P2"><text:s/>file_description: text</text:p>
            </draw:text-box>
          </draw:frame>
          <draw:frame draw:style-name="gr8" draw:text-style-name="P2" draw:layer="layout" svg:width="2.496cm" svg:height="0.509cm" svg:x="7.117cm" svg:y="12.375cm">
            <draw:text-box>
              <text:p text:style-name="P2"><text:s/>file_year: integer</text:p>
            </draw:text-box>
          </draw:frame>
          <draw:frame draw:style-name="gr9" draw:text-style-name="P3" draw:layer="layout" svg:width="2.792cm" svg:height="0.509cm" svg:x="11.323cm" svg:y="11.141cm">
            <draw:text-box>
              <text:p text:style-name="P3">#sample_id: integer</text:p>
            </draw:text-box>
          </draw:frame>
          <draw:frame draw:style-name="gr3" draw:text-style-name="P2" draw:layer="layout" svg:width="2.318cm" svg:height="0.509cm" svg:x="11.323cm" svg:y="11.366cm">
            <draw:text-box>
              <text:p text:style-name="P2">#file_id: integer</text:p>
            </draw:text-box>
          </draw:frame>
          <draw:frame draw:style-name="gr10" draw:text-style-name="P2" draw:layer="layout" svg:width="3.207cm" svg:height="0.509cm" svg:x="11.323cm" svg:y="11.59cm">
            <draw:text-box>
              <text:p text:style-name="P2">#sample_index: integer</text:p>
            </draw:text-box>
          </draw:frame>
          <draw:frame draw:style-name="gr11" draw:text-style-name="P2" draw:layer="layout" svg:width="2.763cm" svg:height="0.509cm" svg:x="11.323cm" svg:y="11.814cm">
            <draw:text-box>
              <text:p text:style-name="P2">#sample_data: blob</text:p>
            </draw:text-box>
          </draw:frame>
          <draw:frame draw:style-name="gr9" draw:text-style-name="P3" draw:layer="layout" svg:width="2.792cm" svg:height="0.509cm" svg:x="12.726cm" svg:y="13.945cm">
            <draw:text-box>
              <text:p text:style-name="P3">#sample_id: integer</text:p>
            </draw:text-box>
          </draw:frame>
          <draw:frame draw:style-name="gr12" draw:text-style-name="P3" draw:layer="layout" svg:width="3.216cm" svg:height="0.509cm" svg:x="12.726cm" svg:y="14.17cm">
            <draw:text-box>
              <text:p text:style-name="P3">#instrument_id: integer</text:p>
            </draw:text-box>
          </draw:frame>
          <draw:frame draw:style-name="gr5" draw:text-style-name="P2" draw:layer="layout" svg:width="3.347cm" svg:height="0.509cm" svg:x="12.726cm" svg:y="14.394cm">
            <draw:text-box>
              <text:p text:style-name="P2">#magnitude: integer = 1</text:p>
            </draw:text-box>
          </draw:frame>
          <draw:g>
            <draw:frame draw:style-name="gr13" draw:text-style-name="P4" draw:layer="layout" svg:width="1.319cm" svg:height="0.577cm" svg:x="7.618cm" svg:y="16.333cm">
              <draw:text-box>
                <text:p text:style-name="P4">genre</text:p>
              </draw:text-box>
            </draw:frame>
            <draw:frame draw:style-name="gr14" draw:text-style-name="P4" draw:layer="layout" svg:width="2.174cm" svg:height="0.577cm" svg:x="5.886cm" svg:y="14.089cm">
              <draw:text-box>
                <text:p text:style-name="P4">c_file_genre</text:p>
              </draw:text-box>
            </draw:frame>
            <draw:frame draw:style-name="gr15" draw:text-style-name="P4" draw:layer="layout" svg:width="0.925cm" svg:height="0.577cm" svg:x="7.289cm" svg:y="11.285cm">
              <draw:text-box>
                <text:p text:style-name="P4">file</text:p>
              </draw:text-box>
            </draw:frame>
            <draw:frame draw:style-name="gr16" draw:text-style-name="P4" draw:layer="layout" svg:width="1.514cm" svg:height="0.577cm" svg:x="11.446cm" svg:y="10.724cm">
              <draw:text-box>
                <text:p text:style-name="P4">sample</text:p>
              </draw:text-box>
            </draw:frame>
            <draw:frame draw:style-name="gr17" draw:text-style-name="P4" draw:layer="layout" svg:width="3.478cm" svg:height="0.577cm" svg:x="12.961cm" svg:y="13.529cm">
              <draw:text-box>
                <text:p text:style-name="P4">c_sample_instrument</text:p>
              </draw:text-box>
            </draw:frame>
            <draw:frame draw:style-name="gr18" draw:text-style-name="P4" draw:layer="layout" svg:width="2.034cm" svg:height="0.577cm" svg:x="13.192cm" svg:y="16.333cm">
              <draw:text-box>
                <text:p text:style-name="P4">instrument</text:p>
              </draw:text-box>
            </draw:frame>
          </draw:g>
          <draw:frame draw:style-name="gr12" draw:text-style-name="P3" draw:layer="layout" svg:width="3.216cm" svg:height="0.509cm" svg:x="12.726cm" svg:y="16.75cm">
            <draw:text-box>
              <text:p text:style-name="P3">#instrument_id: integer</text:p>
            </draw:text-box>
          </draw:frame>
          <draw:frame draw:style-name="gr19" draw:text-style-name="P3" draw:layer="layout" svg:width="3.901cm" svg:height="0.509cm" svg:x="12.726cm" svg:y="16.975cm">
            <draw:text-box>
              <text:p text:style-name="P3">#instrument_description: text</text:p>
            </draw:text-box>
          </draw:frame>
        </draw:g>
        <draw:line draw:style-name="gr20" draw:text-style-name="P5" draw:layer="layout" svg:x1="7.566cm" svg:y1="16.455cm" svg:x2="7.566cm" svg:y2="16.455cm">
          <text:p/>
        </draw:line>
        <draw:line draw:style-name="gr20" draw:text-style-name="P5" draw:layer="layout" svg:x1="10.063cm" svg:y1="16.455cm" svg:x2="10.063cm" svg:y2="16.455cm">
          <text:p/>
        </draw:line>
        <draw:line draw:style-name="gr20" draw:text-style-name="P5" draw:layer="layout" svg:x1="10.063cm" svg:y1="16.848cm" svg:x2="10.063cm" svg:y2="16.848cm">
          <text:p/>
        </draw:line>
        <draw:line draw:style-name="gr20" draw:text-style-name="P5" draw:layer="layout" svg:x1="7.566cm" svg:y1="16.848cm" svg:x2="7.566cm" svg:y2="16.848cm">
          <text:p/>
        </draw:line>
        <draw:line draw:style-name="gr20" draw:text-style-name="P5" draw:layer="layout" svg:x1="7.566cm" svg:y1="16.455cm" svg:x2="7.566cm" svg:y2="16.455cm">
          <text:p/>
        </draw:line>
        <draw:line draw:style-name="gr20" draw:text-style-name="P5" draw:layer="layout" svg:x1="7.566cm" svg:y1="16.848cm" svg:x2="7.566cm" svg:y2="16.848cm">
          <text:p/>
        </draw:line>
        <draw:line draw:style-name="gr20" draw:text-style-name="P5" draw:layer="layout" svg:x1="10.063cm" svg:y1="16.848cm" svg:x2="10.063cm" svg:y2="16.848cm">
          <text:p/>
        </draw:line>
        <draw:line draw:style-name="gr20" draw:text-style-name="P5" draw:layer="layout" svg:x1="10.063cm" svg:y1="17.353cm" svg:x2="10.063cm" svg:y2="17.353cm">
          <text:p/>
        </draw:line>
        <draw:line draw:style-name="gr20" draw:text-style-name="P5" draw:layer="layout" svg:x1="7.566cm" svg:y1="17.353cm" svg:x2="7.566cm" svg:y2="17.353cm">
          <text:p/>
        </draw:line>
        <draw:line draw:style-name="gr20" draw:text-style-name="P5" draw:layer="layout" svg:x1="7.566cm" svg:y1="16.848cm" svg:x2="7.566cm" svg:y2="16.848cm">
          <text:p/>
        </draw:line>
        <draw:line draw:style-name="gr20" draw:text-style-name="P5" draw:layer="layout" svg:x1="5.884cm" svg:y1="14.211cm" svg:x2="5.884cm" svg:y2="14.211cm">
          <text:p/>
        </draw:line>
        <draw:line draw:style-name="gr20" draw:text-style-name="P5" draw:layer="layout" svg:x1="8.281cm" svg:y1="14.211cm" svg:x2="8.281cm" svg:y2="14.211cm">
          <text:p/>
        </draw:line>
        <draw:line draw:style-name="gr20" draw:text-style-name="P5" draw:layer="layout" svg:x1="8.281cm" svg:y1="14.604cm" svg:x2="8.281cm" svg:y2="14.604cm">
          <text:p/>
        </draw:line>
        <draw:line draw:style-name="gr20" draw:text-style-name="P5" draw:layer="layout" svg:x1="5.884cm" svg:y1="14.604cm" svg:x2="5.884cm" svg:y2="14.604cm">
          <text:p/>
        </draw:line>
        <draw:line draw:style-name="gr20" draw:text-style-name="P5" draw:layer="layout" svg:x1="5.884cm" svg:y1="14.211cm" svg:x2="5.884cm" svg:y2="14.211cm">
          <text:p/>
        </draw:line>
        <draw:line draw:style-name="gr20" draw:text-style-name="P5" draw:layer="layout" svg:x1="5.884cm" svg:y1="14.604cm" svg:x2="5.884cm" svg:y2="14.604cm">
          <text:p/>
        </draw:line>
        <draw:line draw:style-name="gr20" draw:text-style-name="P5" draw:layer="layout" svg:x1="8.281cm" svg:y1="14.604cm" svg:x2="8.281cm" svg:y2="14.604cm">
          <text:p/>
        </draw:line>
        <draw:line draw:style-name="gr20" draw:text-style-name="P5" draw:layer="layout" svg:x1="8.281cm" svg:y1="15.333cm" svg:x2="8.281cm" svg:y2="15.333cm">
          <text:p/>
        </draw:line>
        <draw:line draw:style-name="gr20" draw:text-style-name="P5" draw:layer="layout" svg:x1="5.884cm" svg:y1="15.333cm" svg:x2="5.884cm" svg:y2="15.333cm">
          <text:p/>
        </draw:line>
        <draw:line draw:style-name="gr20" draw:text-style-name="P5" draw:layer="layout" svg:x1="5.884cm" svg:y1="14.604cm" svg:x2="5.884cm" svg:y2="14.604cm">
          <text:p/>
        </draw:line>
        <draw:line draw:style-name="gr20" draw:text-style-name="P5" draw:layer="layout" svg:x1="7.286cm" svg:y1="11.406cm" svg:x2="7.286cm" svg:y2="11.406cm">
          <text:p/>
        </draw:line>
        <draw:line draw:style-name="gr20" draw:text-style-name="P5" draw:layer="layout" svg:x1="9.684cm" svg:y1="11.406cm" svg:x2="9.684cm" svg:y2="11.406cm">
          <text:p/>
        </draw:line>
        <draw:line draw:style-name="gr20" draw:text-style-name="P5" draw:layer="layout" svg:x1="9.684cm" svg:y1="11.799cm" svg:x2="9.684cm" svg:y2="11.799cm">
          <text:p/>
        </draw:line>
        <draw:line draw:style-name="gr20" draw:text-style-name="P5" draw:layer="layout" svg:x1="7.286cm" svg:y1="11.799cm" svg:x2="7.286cm" svg:y2="11.799cm">
          <text:p/>
        </draw:line>
        <draw:line draw:style-name="gr20" draw:text-style-name="P5" draw:layer="layout" svg:x1="7.286cm" svg:y1="11.406cm" svg:x2="7.286cm" svg:y2="11.406cm">
          <text:p/>
        </draw:line>
        <draw:line draw:style-name="gr20" draw:text-style-name="P5" draw:layer="layout" svg:x1="7.286cm" svg:y1="11.799cm" svg:x2="7.286cm" svg:y2="11.799cm">
          <text:p/>
        </draw:line>
        <draw:line draw:style-name="gr20" draw:text-style-name="P5" draw:layer="layout" svg:x1="9.684cm" svg:y1="11.799cm" svg:x2="9.684cm" svg:y2="11.799cm">
          <text:p/>
        </draw:line>
        <draw:line draw:style-name="gr20" draw:text-style-name="P5" draw:layer="layout" svg:x1="9.684cm" svg:y1="12.752cm" svg:x2="9.684cm" svg:y2="12.752cm">
          <text:p/>
        </draw:line>
        <draw:line draw:style-name="gr20" draw:text-style-name="P5" draw:layer="layout" svg:x1="7.286cm" svg:y1="12.752cm" svg:x2="7.286cm" svg:y2="12.752cm">
          <text:p/>
        </draw:line>
        <draw:line draw:style-name="gr20" draw:text-style-name="P5" draw:layer="layout" svg:x1="7.286cm" svg:y1="11.799cm" svg:x2="7.286cm" svg:y2="11.799cm">
          <text:p/>
        </draw:line>
        <draw:line draw:style-name="gr20" draw:text-style-name="P5" draw:layer="layout" svg:x1="8.485cm" svg:y1="12.752cm" svg:x2="8.485cm" svg:y2="12.752cm">
          <text:p/>
        </draw:line>
        <draw:line draw:style-name="gr20" draw:text-style-name="P5" draw:layer="layout" svg:x1="8.485cm" svg:y1="13.482cm" svg:x2="8.485cm" svg:y2="13.482cm">
          <text:p/>
        </draw:line>
        <draw:line draw:style-name="gr20" draw:text-style-name="P5" draw:layer="layout" svg:x1="7.082cm" svg:y1="13.482cm" svg:x2="7.082cm" svg:y2="13.482cm">
          <text:p/>
        </draw:line>
        <draw:line draw:style-name="gr20" draw:text-style-name="P5" draw:layer="layout" svg:x1="7.082cm" svg:y1="14.211cm" svg:x2="7.082cm" svg:y2="14.211cm">
          <text:p/>
        </draw:line>
        <draw:line draw:style-name="gr20" draw:text-style-name="P5" draw:layer="layout" svg:x1="8.485cm" svg:y1="12.893cm" svg:x2="8.485cm" svg:y2="12.893cm">
          <text:p/>
        </draw:line>
        <draw:line draw:style-name="gr20" draw:text-style-name="P5" draw:layer="layout" svg:x1="8.555cm" svg:y1="12.752cm" svg:x2="8.555cm" svg:y2="12.752cm">
          <text:p/>
        </draw:line>
        <draw:line draw:style-name="gr20" draw:text-style-name="P5" draw:layer="layout" svg:x1="8.485cm" svg:y1="12.893cm" svg:x2="8.485cm" svg:y2="12.893cm">
          <text:p/>
        </draw:line>
        <draw:line draw:style-name="gr20" draw:text-style-name="P5" draw:layer="layout" svg:x1="8.415cm" svg:y1="12.752cm" svg:x2="8.415cm" svg:y2="12.752cm">
          <text:p/>
        </draw:line>
        <draw:line draw:style-name="gr20" draw:text-style-name="P5" draw:layer="layout" svg:x1="7.082cm" svg:y1="14.071cm" svg:x2="7.082cm" svg:y2="14.071cm">
          <text:p/>
        </draw:line>
        <draw:line draw:style-name="gr20" draw:text-style-name="P5" draw:layer="layout" svg:x1="7.012cm" svg:y1="14.211cm" svg:x2="7.012cm" svg:y2="14.211cm">
          <text:p/>
        </draw:line>
        <draw:line draw:style-name="gr20" draw:text-style-name="P5" draw:layer="layout" svg:x1="7.082cm" svg:y1="14.071cm" svg:x2="7.082cm" svg:y2="14.071cm">
          <text:p/>
        </draw:line>
        <draw:line draw:style-name="gr20" draw:text-style-name="P5" draw:layer="layout" svg:x1="7.152cm" svg:y1="14.211cm" svg:x2="7.152cm" svg:y2="14.211cm">
          <text:p/>
        </draw:line>
        <draw:line draw:style-name="gr20" draw:text-style-name="P5" draw:layer="layout" svg:x1="7.082cm" svg:y1="15.333cm" svg:x2="7.082cm" svg:y2="15.333cm">
          <text:p/>
        </draw:line>
        <draw:line draw:style-name="gr20" draw:text-style-name="P5" draw:layer="layout" svg:x1="7.082cm" svg:y1="15.894cm" svg:x2="7.082cm" svg:y2="15.894cm">
          <text:p/>
        </draw:line>
        <draw:line draw:style-name="gr20" draw:text-style-name="P5" draw:layer="layout" svg:x1="8.814cm" svg:y1="15.894cm" svg:x2="8.814cm" svg:y2="15.894cm">
          <text:p/>
        </draw:line>
        <draw:line draw:style-name="gr20" draw:text-style-name="P5" draw:layer="layout" svg:x1="8.814cm" svg:y1="16.455cm" svg:x2="8.814cm" svg:y2="16.455cm">
          <text:p/>
        </draw:line>
        <draw:line draw:style-name="gr20" draw:text-style-name="P5" draw:layer="layout" svg:x1="7.082cm" svg:y1="15.473cm" svg:x2="7.082cm" svg:y2="15.473cm">
          <text:p/>
        </draw:line>
        <draw:line draw:style-name="gr20" draw:text-style-name="P5" draw:layer="layout" svg:x1="7.152cm" svg:y1="15.333cm" svg:x2="7.152cm" svg:y2="15.333cm">
          <text:p/>
        </draw:line>
        <draw:line draw:style-name="gr20" draw:text-style-name="P5" draw:layer="layout" svg:x1="7.082cm" svg:y1="15.473cm" svg:x2="7.082cm" svg:y2="15.473cm">
          <text:p/>
        </draw:line>
        <draw:line draw:style-name="gr20" draw:text-style-name="P5" draw:layer="layout" svg:x1="7.012cm" svg:y1="15.333cm" svg:x2="7.012cm" svg:y2="15.333cm">
          <text:p/>
        </draw:line>
        <draw:line draw:style-name="gr20" draw:text-style-name="P5" draw:layer="layout" svg:x1="8.814cm" svg:y1="16.315cm" svg:x2="8.814cm" svg:y2="16.315cm">
          <text:p/>
        </draw:line>
        <draw:line draw:style-name="gr20" draw:text-style-name="P5" draw:layer="layout" svg:x1="8.744cm" svg:y1="16.455cm" svg:x2="8.744cm" svg:y2="16.455cm">
          <text:p/>
        </draw:line>
        <draw:line draw:style-name="gr20" draw:text-style-name="P5" draw:layer="layout" svg:x1="8.814cm" svg:y1="16.315cm" svg:x2="8.814cm" svg:y2="16.315cm">
          <text:p/>
        </draw:line>
        <draw:line draw:style-name="gr20" draw:text-style-name="P5" draw:layer="layout" svg:x1="8.884cm" svg:y1="16.455cm" svg:x2="8.884cm" svg:y2="16.455cm">
          <text:p/>
        </draw:line>
        <draw:line draw:style-name="gr20" draw:text-style-name="P5" draw:layer="layout" svg:x1="11.493cm" svg:y1="10.846cm" svg:x2="11.493cm" svg:y2="10.846cm">
          <text:p/>
        </draw:line>
        <draw:line draw:style-name="gr20" draw:text-style-name="P5" draw:layer="layout" svg:x1="13.793cm" svg:y1="10.846cm" svg:x2="13.793cm" svg:y2="10.846cm">
          <text:p/>
        </draw:line>
        <draw:line draw:style-name="gr20" draw:text-style-name="P5" draw:layer="layout" svg:x1="13.793cm" svg:y1="11.238cm" svg:x2="13.793cm" svg:y2="11.238cm">
          <text:p/>
        </draw:line>
        <draw:line draw:style-name="gr20" draw:text-style-name="P5" draw:layer="layout" svg:x1="11.493cm" svg:y1="11.238cm" svg:x2="11.493cm" svg:y2="11.238cm">
          <text:p/>
        </draw:line>
        <draw:line draw:style-name="gr20" draw:text-style-name="P5" draw:layer="layout" svg:x1="11.493cm" svg:y1="10.846cm" svg:x2="11.493cm" svg:y2="10.846cm">
          <text:p/>
        </draw:line>
        <draw:line draw:style-name="gr20" draw:text-style-name="P5" draw:layer="layout" svg:x1="11.493cm" svg:y1="11.238cm" svg:x2="11.493cm" svg:y2="11.238cm">
          <text:p/>
        </draw:line>
        <draw:line draw:style-name="gr20" draw:text-style-name="P5" draw:layer="layout" svg:x1="13.793cm" svg:y1="11.238cm" svg:x2="13.793cm" svg:y2="11.238cm">
          <text:p/>
        </draw:line>
        <draw:line draw:style-name="gr20" draw:text-style-name="P5" draw:layer="layout" svg:x1="13.793cm" svg:y1="12.191cm" svg:x2="13.793cm" svg:y2="12.191cm">
          <text:p/>
        </draw:line>
        <draw:line draw:style-name="gr20" draw:text-style-name="P5" draw:layer="layout" svg:x1="11.493cm" svg:y1="12.191cm" svg:x2="11.493cm" svg:y2="12.191cm">
          <text:p/>
        </draw:line>
        <draw:line draw:style-name="gr20" draw:text-style-name="P5" draw:layer="layout" svg:x1="11.493cm" svg:y1="11.238cm" svg:x2="11.493cm" svg:y2="11.238cm">
          <text:p/>
        </draw:line>
        <draw:line draw:style-name="gr20" draw:text-style-name="P5" draw:layer="layout" svg:x1="9.684cm" svg:y1="12.163cm" svg:x2="9.684cm" svg:y2="12.163cm">
          <text:p/>
        </draw:line>
        <draw:line draw:style-name="gr20" draw:text-style-name="P5" draw:layer="layout" svg:x1="10.588cm" svg:y1="12.163cm" svg:x2="10.588cm" svg:y2="12.163cm">
          <text:p/>
        </draw:line>
        <draw:line draw:style-name="gr20" draw:text-style-name="P5" draw:layer="layout" svg:x1="10.588cm" svg:y1="11.602cm" svg:x2="10.588cm" svg:y2="11.602cm">
          <text:p/>
        </draw:line>
        <draw:line draw:style-name="gr20" draw:text-style-name="P5" draw:layer="layout" svg:x1="11.493cm" svg:y1="11.602cm" svg:x2="11.493cm" svg:y2="11.602cm">
          <text:p/>
        </draw:line>
        <draw:line draw:style-name="gr20" draw:text-style-name="P5" draw:layer="layout" svg:x1="9.824cm" svg:y1="12.163cm" svg:x2="9.824cm" svg:y2="12.163cm">
          <text:p/>
        </draw:line>
        <draw:line draw:style-name="gr20" draw:text-style-name="P5" draw:layer="layout" svg:x1="9.684cm" svg:y1="12.093cm" svg:x2="9.684cm" svg:y2="12.093cm">
          <text:p/>
        </draw:line>
        <draw:line draw:style-name="gr20" draw:text-style-name="P5" draw:layer="layout" svg:x1="9.824cm" svg:y1="12.163cm" svg:x2="9.824cm" svg:y2="12.163cm">
          <text:p/>
        </draw:line>
        <draw:line draw:style-name="gr20" draw:text-style-name="P5" draw:layer="layout" svg:x1="9.684cm" svg:y1="12.233cm" svg:x2="9.684cm" svg:y2="12.233cm">
          <text:p/>
        </draw:line>
        <draw:line draw:style-name="gr20" draw:text-style-name="P5" draw:layer="layout" svg:x1="11.353cm" svg:y1="11.602cm" svg:x2="11.353cm" svg:y2="11.602cm">
          <text:p/>
        </draw:line>
        <draw:line draw:style-name="gr20" draw:text-style-name="P5" draw:layer="layout" svg:x1="11.493cm" svg:y1="11.672cm" svg:x2="11.493cm" svg:y2="11.672cm">
          <text:p/>
        </draw:line>
        <draw:line draw:style-name="gr20" draw:text-style-name="P5" draw:layer="layout" svg:x1="11.353cm" svg:y1="11.602cm" svg:x2="11.353cm" svg:y2="11.602cm">
          <text:p/>
        </draw:line>
        <draw:line draw:style-name="gr20" draw:text-style-name="P5" draw:layer="layout" svg:x1="11.493cm" svg:y1="11.532cm" svg:x2="11.493cm" svg:y2="11.532cm">
          <text:p/>
        </draw:line>
        <draw:line draw:style-name="gr20" draw:text-style-name="P5" draw:layer="layout" svg:x1="11.353cm" svg:y1="11.672cm" svg:x2="11.353cm" svg:y2="11.672cm">
          <text:p/>
        </draw:line>
        <draw:line draw:style-name="gr20" draw:text-style-name="P5" draw:layer="layout" svg:x1="11.353cm" svg:y1="11.532cm" svg:x2="11.353cm" svg:y2="11.532cm">
          <text:p/>
        </draw:line>
        <draw:line draw:style-name="gr20" draw:text-style-name="P5" draw:layer="layout" svg:x1="12.896cm" svg:y1="13.65cm" svg:x2="12.896cm" svg:y2="13.65cm">
          <text:p/>
        </draw:line>
        <draw:line draw:style-name="gr20" draw:text-style-name="P5" draw:layer="layout" svg:x1="15.42cm" svg:y1="13.65cm" svg:x2="15.42cm" svg:y2="13.65cm">
          <text:p/>
        </draw:line>
        <draw:line draw:style-name="gr20" draw:text-style-name="P5" draw:layer="layout" svg:x1="15.42cm" svg:y1="14.043cm" svg:x2="15.42cm" svg:y2="14.043cm">
          <text:p/>
        </draw:line>
        <draw:line draw:style-name="gr20" draw:text-style-name="P5" draw:layer="layout" svg:x1="12.896cm" svg:y1="14.043cm" svg:x2="12.896cm" svg:y2="14.043cm">
          <text:p/>
        </draw:line>
        <draw:line draw:style-name="gr20" draw:text-style-name="P5" draw:layer="layout" svg:x1="12.896cm" svg:y1="13.65cm" svg:x2="12.896cm" svg:y2="13.65cm">
          <text:p/>
        </draw:line>
        <draw:line draw:style-name="gr20" draw:text-style-name="P5" draw:layer="layout" svg:x1="12.896cm" svg:y1="14.043cm" svg:x2="12.896cm" svg:y2="14.043cm">
          <text:p/>
        </draw:line>
        <draw:line draw:style-name="gr20" draw:text-style-name="P5" draw:layer="layout" svg:x1="15.42cm" svg:y1="14.043cm" svg:x2="15.42cm" svg:y2="14.043cm">
          <text:p/>
        </draw:line>
        <draw:line draw:style-name="gr20" draw:text-style-name="P5" draw:layer="layout" svg:x1="15.42cm" svg:y1="14.772cm" svg:x2="15.42cm" svg:y2="14.772cm">
          <text:p/>
        </draw:line>
        <draw:line draw:style-name="gr20" draw:text-style-name="P5" draw:layer="layout" svg:x1="12.896cm" svg:y1="14.772cm" svg:x2="12.896cm" svg:y2="14.772cm">
          <text:p/>
        </draw:line>
        <draw:line draw:style-name="gr20" draw:text-style-name="P5" draw:layer="layout" svg:x1="12.896cm" svg:y1="14.043cm" svg:x2="12.896cm" svg:y2="14.043cm">
          <text:p/>
        </draw:line>
        <draw:line draw:style-name="gr20" draw:text-style-name="P5" draw:layer="layout" svg:x1="12.643cm" svg:y1="12.191cm" svg:x2="12.643cm" svg:y2="12.191cm">
          <text:p/>
        </draw:line>
        <draw:line draw:style-name="gr20" draw:text-style-name="P5" draw:layer="layout" svg:x1="12.643cm" svg:y1="12.921cm" svg:x2="12.643cm" svg:y2="12.921cm">
          <text:p/>
        </draw:line>
        <draw:line draw:style-name="gr20" draw:text-style-name="P5" draw:layer="layout" svg:x1="14.158cm" svg:y1="12.921cm" svg:x2="14.158cm" svg:y2="12.921cm">
          <text:p/>
        </draw:line>
        <draw:line draw:style-name="gr20" draw:text-style-name="P5" draw:layer="layout" svg:x1="14.158cm" svg:y1="13.65cm" svg:x2="14.158cm" svg:y2="13.65cm">
          <text:p/>
        </draw:line>
        <draw:line draw:style-name="gr20" draw:text-style-name="P5" draw:layer="layout" svg:x1="12.643cm" svg:y1="12.332cm" svg:x2="12.643cm" svg:y2="12.332cm">
          <text:p/>
        </draw:line>
        <draw:line draw:style-name="gr20" draw:text-style-name="P5" draw:layer="layout" svg:x1="12.713cm" svg:y1="12.191cm" svg:x2="12.713cm" svg:y2="12.191cm">
          <text:p/>
        </draw:line>
        <draw:line draw:style-name="gr20" draw:text-style-name="P5" draw:layer="layout" svg:x1="12.643cm" svg:y1="12.332cm" svg:x2="12.643cm" svg:y2="12.332cm">
          <text:p/>
        </draw:line>
        <draw:line draw:style-name="gr20" draw:text-style-name="P5" draw:layer="layout" svg:x1="12.573cm" svg:y1="12.191cm" svg:x2="12.573cm" svg:y2="12.191cm">
          <text:p/>
        </draw:line>
        <draw:line draw:style-name="gr20" draw:text-style-name="P5" draw:layer="layout" svg:x1="14.158cm" svg:y1="13.51cm" svg:x2="14.158cm" svg:y2="13.51cm">
          <text:p/>
        </draw:line>
        <draw:line draw:style-name="gr20" draw:text-style-name="P5" draw:layer="layout" svg:x1="14.088cm" svg:y1="13.65cm" svg:x2="14.088cm" svg:y2="13.65cm">
          <text:p/>
        </draw:line>
        <draw:line draw:style-name="gr20" draw:text-style-name="P5" draw:layer="layout" svg:x1="14.158cm" svg:y1="13.51cm" svg:x2="14.158cm" svg:y2="13.51cm">
          <text:p/>
        </draw:line>
        <draw:line draw:style-name="gr20" draw:text-style-name="P5" draw:layer="layout" svg:x1="14.228cm" svg:y1="13.65cm" svg:x2="14.228cm" svg:y2="13.65cm">
          <text:p/>
        </draw:line>
        <draw:line draw:style-name="gr20" draw:text-style-name="P5" draw:layer="layout" svg:x1="12.896cm" svg:y1="16.455cm" svg:x2="12.896cm" svg:y2="16.455cm">
          <text:p/>
        </draw:line>
        <draw:line draw:style-name="gr20" draw:text-style-name="P5" draw:layer="layout" svg:x1="15.883cm" svg:y1="16.455cm" svg:x2="15.883cm" svg:y2="16.455cm">
          <text:p/>
        </draw:line>
        <draw:line draw:style-name="gr20" draw:text-style-name="P5" draw:layer="layout" svg:x1="15.883cm" svg:y1="16.848cm" svg:x2="15.883cm" svg:y2="16.848cm">
          <text:p/>
        </draw:line>
        <draw:line draw:style-name="gr20" draw:text-style-name="P5" draw:layer="layout" svg:x1="12.896cm" svg:y1="16.848cm" svg:x2="12.896cm" svg:y2="16.848cm">
          <text:p/>
        </draw:line>
        <draw:line draw:style-name="gr20" draw:text-style-name="P5" draw:layer="layout" svg:x1="12.896cm" svg:y1="16.455cm" svg:x2="12.896cm" svg:y2="16.455cm">
          <text:p/>
        </draw:line>
        <draw:line draw:style-name="gr20" draw:text-style-name="P5" draw:layer="layout" svg:x1="12.896cm" svg:y1="16.848cm" svg:x2="12.896cm" svg:y2="16.848cm">
          <text:p/>
        </draw:line>
        <draw:line draw:style-name="gr20" draw:text-style-name="P5" draw:layer="layout" svg:x1="15.883cm" svg:y1="16.848cm" svg:x2="15.883cm" svg:y2="16.848cm">
          <text:p/>
        </draw:line>
        <draw:line draw:style-name="gr20" draw:text-style-name="P5" draw:layer="layout" svg:x1="15.883cm" svg:y1="17.353cm" svg:x2="15.883cm" svg:y2="17.353cm">
          <text:p/>
        </draw:line>
        <draw:line draw:style-name="gr20" draw:text-style-name="P5" draw:layer="layout" svg:x1="12.896cm" svg:y1="17.353cm" svg:x2="12.896cm" svg:y2="17.353cm">
          <text:p/>
        </draw:line>
        <draw:line draw:style-name="gr20" draw:text-style-name="P5" draw:layer="layout" svg:x1="12.896cm" svg:y1="16.848cm" svg:x2="12.896cm" svg:y2="16.848cm">
          <text:p/>
        </draw:line>
        <draw:line draw:style-name="gr20" draw:text-style-name="P5" draw:layer="layout" svg:x1="14.158cm" svg:y1="14.772cm" svg:x2="14.158cm" svg:y2="14.772cm">
          <text:p/>
        </draw:line>
        <draw:line draw:style-name="gr20" draw:text-style-name="P5" draw:layer="layout" svg:x1="14.158cm" svg:y1="15.614cm" svg:x2="14.158cm" svg:y2="15.614cm">
          <text:p/>
        </draw:line>
        <draw:line draw:style-name="gr20" draw:text-style-name="P5" draw:layer="layout" svg:x1="14.389cm" svg:y1="15.614cm" svg:x2="14.389cm" svg:y2="15.614cm">
          <text:p/>
        </draw:line>
        <draw:line draw:style-name="gr20" draw:text-style-name="P5" draw:layer="layout" svg:x1="14.389cm" svg:y1="16.455cm" svg:x2="14.389cm" svg:y2="16.455cm">
          <text:p/>
        </draw:line>
        <draw:line draw:style-name="gr20" draw:text-style-name="P5" draw:layer="layout" svg:x1="14.158cm" svg:y1="14.912cm" svg:x2="14.158cm" svg:y2="14.912cm">
          <text:p/>
        </draw:line>
        <draw:line draw:style-name="gr20" draw:text-style-name="P5" draw:layer="layout" svg:x1="14.228cm" svg:y1="14.772cm" svg:x2="14.228cm" svg:y2="14.772cm">
          <text:p/>
        </draw:line>
        <draw:line draw:style-name="gr20" draw:text-style-name="P5" draw:layer="layout" svg:x1="14.158cm" svg:y1="14.912cm" svg:x2="14.158cm" svg:y2="14.912cm">
          <text:p/>
        </draw:line>
        <draw:line draw:style-name="gr20" draw:text-style-name="P5" draw:layer="layout" svg:x1="14.088cm" svg:y1="14.772cm" svg:x2="14.088cm" svg:y2="14.772cm">
          <text:p/>
        </draw:line>
        <draw:line draw:style-name="gr20" draw:text-style-name="P5" draw:layer="layout" svg:x1="14.389cm" svg:y1="16.315cm" svg:x2="14.389cm" svg:y2="16.315cm">
          <text:p/>
        </draw:line>
        <draw:line draw:style-name="gr20" draw:text-style-name="P5" draw:layer="layout" svg:x1="14.319cm" svg:y1="16.455cm" svg:x2="14.319cm" svg:y2="16.455cm">
          <text:p/>
        </draw:line>
        <draw:line draw:style-name="gr20" draw:text-style-name="P5" draw:layer="layout" svg:x1="14.389cm" svg:y1="16.315cm" svg:x2="14.389cm" svg:y2="16.315cm">
          <text:p/>
        </draw:line>
        <draw:line draw:style-name="gr20" draw:text-style-name="P5" draw:layer="layout" svg:x1="14.459cm" svg:y1="16.455cm" svg:x2="14.459cm" svg:y2="16.455cm">
          <text:p/>
        </draw:line>
        <draw:g>
          <draw:path draw:style-name="gr21" draw:text-style-name="P5" draw:layer="layout" svg:width="3.472cm" svg:height="1.122cm" svg:x="12.896cm" svg:y="13.65cm" svg:viewBox="0 0 3473 1123" svg:d="m3472 0c-1157 0-2314 0-3472 0 1157 0 2314 0 3472 0zm0 393c0-131 0-262 0-393 0 0 0 0 0 0 0 131 0 262 0 393zm-3472-393c0 131 0 262 0 393 0 0 0 0 0 0 0-131 0-262 0-393zm3472 393c-1157 0-2314 0-3472 0 1157 0 2314 0 3472 0zm0 729c0-243 0-486 0-729 0 0 0 0 0 0 0 243 0 486 0 729zm-3472 0c1157 0 2314 0 3472 0 0 0 0 0 0 0-1157 0-2314 0-3472 0zm0-729c0 243 0 486 0 729 0 0 0 0 0 0 0-243 0-486 0-729z">
            <text:p/>
          </draw:path>
          <draw:path draw:style-name="gr21" draw:text-style-name="P5" draw:layer="layout" svg:width="2.829cm" svg:height="1.345cm" svg:x="11.493cm" svg:y="10.846cm" svg:viewBox="0 0 2830 1346" svg:d="m2829 0c-942 0-1884 0-2829 0 942 0 1884 0 2829 0zm0 392c0-130 0-260 0-392 0 0 0 0 0 0 0 130 0 260 0 392zm-2829-392c0 130 0 260 0 392 0 0 0 0 0 0 0-130 0-260 0-392zm2829 392c-942 0-1884 0-2829 0 942 0 1884 0 2829 0zm0 953c0-317 0-634 0-953 0 0 0 0 0 0 0 317 0 634 0 953zm-2829 0c942 0 1884 0 2829 0 0 0 0 0 0 0-942 0-1884 0-2829 0zm0-953c0 317 0 634 0 953 0 0 0 0 0 0 0-317 0-634 0-953z">
            <text:p/>
          </draw:path>
          <draw:path draw:style-name="gr21" draw:text-style-name="P5" draw:layer="layout" svg:width="2.521cm" svg:height="1.346cm" svg:x="7.286cm" svg:y="11.406cm" svg:viewBox="0 0 2522 1347" svg:d="m2521 0c-840 0-1680 0-2521 0 840 0 1680 0 2521 0zm0 393c0-131 0-262 0-393 0 0 0 0 0 0 0 131 0 262 0 393zm-2521-393c0 131 0 262 0 393 0 0 0 0 0 0 0-131 0-262 0-393zm2521 393c-840 0-1680 0-2521 0 840 0 1680 0 2521 0zm0 953c0-317 0-634 0-953 0 0 0 0 0 0 0 317 0 634 0 953zm-2521 0c840 0 1680 0 2521 0 0 0 0 0 0 0-840 0-1680 0-2521 0zm0-953c0 317 0 634 0 953 0 0 0 0 0 0 0-317 0-634 0-953z">
            <text:p/>
          </draw:path>
          <draw:path draw:style-name="gr21" draw:text-style-name="P5" draw:layer="layout" svg:width="3.006cm" svg:height="1.122cm" svg:x="5.884cm" svg:y="14.211cm" svg:viewBox="0 0 3007 1123" svg:d="m3006 0c-1002 0-2004 0-3006 0 1002 0 2004 0 3006 0zm0 393c0-131 0-262 0-393 0 0 0 0 0 0 0 131 0 262 0 393zm-3006-393c0 131 0 262 0 393 0 0 0 0 0 0 0-131 0-262 0-393zm3006 393c-1002 0-2004 0-3006 0 1002 0 2004 0 3006 0zm0 729c0-243 0-486 0-729 0 0 0 0 0 0 0 243 0 486 0 729zm-3006 0c1002 0 2004 0 3006 0 0 0 0 0 0 0-1002 0-2004 0-3006 0zm0-729c0 243 0 486 0 729 0 0 0 0 0 0 0-243 0-486 0-729z">
            <text:p/>
          </draw:path>
          <draw:path draw:style-name="gr21" draw:text-style-name="P5" draw:layer="layout" svg:width="2.946cm" svg:height="0.898cm" svg:x="7.566cm" svg:y="16.455cm" svg:viewBox="0 0 2947 899" svg:d="m2946 0c-982 0-1963 0-2946 0 982 0 1963 0 2946 0zm0 393c0-131 0-262 0-393 0 0 0 0 0 0 0 131 0 262 0 393zm-2946-393c0 131 0 262 0 393 0 0 0 0 0 0 0-131 0-262 0-393zm2946 393c-982 0-1963 0-2946 0 982 0 1963 0 2946 0zm0 505c0-168 0-336 0-505 0 0 0 0 0 0 0 168 0 336 0 505zm-2946 0c982 0 1963 0 2946 0 0 0 0 0 0 0-982 0-1963 0-2946 0zm0-505c0 168 0 336 0 505 0 0 0 0 0 0 0-168 0-336 0-505z">
            <text:p/>
          </draw:path>
          <draw:path draw:style-name="gr21" draw:text-style-name="P5" draw:layer="layout" svg:width="3.543cm" svg:height="0.898cm" svg:x="12.896cm" svg:y="16.455cm" svg:viewBox="0 0 3544 899" svg:d="m3543 0c-1180 0-2360 0-3543 0 1180 0 2360 0 3543 0zm0 393c0-131 0-262 0-393 0 0 0 0 0 0 0 131 0 262 0 393zm-3543-393c0 131 0 262 0 393 0 0 0 0 0 0 0-131 0-262 0-393zm3543 393c-1180 0-2360 0-3543 0 1180 0 2360 0 3543 0zm0 505c0-168 0-336 0-505 0 0 0 0 0 0 0 168 0 336 0 505zm-3543 0c1180 0 2360 0 3543 0 0 0 0 0 0 0-1180 0-2360 0-3543 0zm0-505c0 168 0 336 0 505 0 0 0 0 0 0 0-168 0-336 0-505z">
            <text:p/>
          </draw:path>
          <draw:path draw:style-name="gr21" draw:text-style-name="P5" draw:layer="layout" svg:width="1.543cm" svg:height="1.459cm" svg:x="7.012cm" svg:y="12.752cm" svg:viewBox="0 0 1544 1460" svg:d="m1498 179c-8-1-16-2-25-3 8 1 16 2 25 3zm-25-3c0 0 0 0 0 0zm48 11c-7-2-14-4-23-8 0 0 0 0 0 0 7 2 14 4 23 8zm-23-8c0 0 0 0 0 0zm39 19c-5-3-10-6-16-11 0 0 0 0 0 0 5 3 10 6 16 11zm-16-11c0 0 0 0 0 0zm22 24c-2-4-4-8-6-13 0 0 0 0 0 0 2 4 4 8 6 13zm-6-13c0 0 0 0 0 0zm0 26c2-4 4-8 6-13 0 0 0 0 0 0-2 4-4 8-6 13zm6-13c0 0 0 0 0 0zm-22 24c5-3 10-6 16-11 0 0 0 0 0 0-5 3-10 6-16 11zm16-11c0 0 0 0 0 0zm-39 19c7-2 14-4 23-8 0 0 0 0 0 0-7 2-14 4-23 8zm23-8c0 0 0 0 0 0zm-48 11c8-1 16-2 25-3 0 0 0 0 0 0-8 1-16 2-25 3zm25-3c0 0 0 0 0 0zm-51 0c8 1 16 2 26 3 0 0 0 0 0 0-8-1-16-2-26-3zm26 3c0 0 0 0 0 0zm-49-11c7 2 14 4 23 8 0 0 0 0 0 0-7-2-14-4-23-8zm23 8c0 0 0 0 0 0zm-38-19c5 3 10 6 15 11 0 0 0 0 0 0-5-3-10-6-15-11zm15 11c0 0 0 0 0 0zm-21-24c2 4 4 8 6 13 0 0 0 0 0 0-2-4-4-8-6-13zm6 13c0 0 0 0 0 0zm0-26c-2 4-4 8-6 13 0 0 0 0 0 0 2-4 4-8 6-13zm-6 13c0 0 0 0 0 0zm21-24c-5 3-10 6-15 11 0 0 0 0 0 0 5-3 10-6 15-11zm-15 11c0 0 0 0 0 0zm38-19c-7 2-14 4-23 8 0 0 0 0 0 0 7-2 14-4 23-8zm-23 8c0 0 0 0 0 0zm49-11c-8 1-16 2-26 3 0 0 0 0 0 0 8-1 16-2 26-3zm-26 3c0 0 0 0 0 0zm26-3c0 0 0 0 0 0zm0 554c0-243 0-486 0-730 0 243 0 486 0 730zm-1403 0c467 0 934 0 1403 0 0 0 0 0 0 0-467 0-934 0-1403 0zm0 729c0-243 0-486 0-729 0 0 0 0 0 0 0 243 0 486 0 729zm1473-1459c-23 47-46 94-70 141 23-47 46-94 70-141zm-140 0c23 47 46 94 70 141-23-47-46-94-70-141zm-1403 1459c23-46 46-92 70-140-23 46-46 92-70 140zm140 0c-23-46-46-92-70-140 23 46 46 92 70 140zm-96-178c8 1 16 2 26 3-8-1-16-2-26-3zm26 3c0 0 0 0 0 0zm-48-11c7 2 14 4 22 8 0 0 0 0 0 0-7-2-14-4-22-8zm22 8c0 0 0 0 0 0zm-38-19c5 3 10 6 16 11 0 0 0 0 0 0-5-3-10-6-16-11zm16 11c0 0 0 0 0 0zm-22-24c2 4 4 8 6 13 0 0 0 0 0 0-2-4-4-8-6-13zm6 13c0 0 0 0 0 0zm0-26c-2 4-4 8-6 13 0 0 0 0 0 0 2-4 4-8 6-13zm-6 13c0 0 0 0 0 0zm22-24c-5 3-10 6-16 11 0 0 0 0 0 0 5-3 10-6 16-11zm-16 11c0 0 0 0 0 0zm38-19c-7 2-14 4-22 8 0 0 0 0 0 0 7-2 14-4 22-8zm-22 8c0 0 0 0 0 0zm48-11c-8 1-16 2-26 3 0 0 0 0 0 0 8-1 16-2 26-3zm-26 3c0 0 0 0 0 0zm52 0c-8-1-16-2-26-3 0 0 0 0 0 0 8 1 16 2 26 3zm-26-3c0 0 0 0 0 0zm48 11c-7-2-14-4-22-8 0 0 0 0 0 0 7 2 14 4 22 8zm-22-8c0 0 0 0 0 0zm38 19c-5-3-10-6-16-11 0 0 0 0 0 0 5 3 10 6 16 11zm-16-11c0 0 0 0 0 0zm22 24c-2-4-4-8-6-13 0 0 0 0 0 0 2 4 4 8 6 13zm-6-13c0 0 0 0 0 0zm0 26c2-4 4-8 6-13 0 0 0 0 0 0-2 4-4 8-6 13zm6-13c0 0 0 0 0 0zm-22 24c5-3 10-6 16-11 0 0 0 0 0 0-5 3-10 6-16 11zm16-11c0 0 0 0 0 0zm-38 19c7-2 14-4 22-8 0 0 0 0 0 0-7 2-14 4-22 8zm22-8c0 0 0 0 0 0zm-48 11c8-1 16-2 26-3 0 0 0 0 0 0-8 1-16 2-26 3zm26-3c0 0 0 0 0 0zm-26 3c0 0 0 0 0 0z">
            <text:p/>
          </draw:path>
          <draw:path draw:style-name="gr21" draw:text-style-name="P5" draw:layer="layout" svg:width="1.872cm" svg:height="1.122cm" svg:x="7.012cm" svg:y="15.333cm" svg:viewBox="0 0 1873 1123" svg:d="m96 178c-8-1-16-2-26-3 8 1 16 2 26 3zm-26-3c0 0 0 0 0 0zm48 11c-7-2-14-4-22-8 0 0 0 0 0 0 7 2 14 4 22 8zm-22-8c0 0 0 0 0 0zm38 20c-5-4-10-8-16-12 0 0 0 0 0 0 5 4 10 8 16 12zm-16-12c0 0 0 0 0 0zm22 24c-2-4-4-8-6-12 0 0 0 0 0 0 2 4 4 8 6 12zm-6-12c0 0 0 0 0 0zm0 25c2-4 4-8 6-13 0 0 0 0 0 0-2 4-4 8-6 13zm6-13c0 0 0 0 0 0zm-22 25c5-4 10-8 16-12 0 0 0 0 0 0-5 4-10 8-16 12zm16-12c0 0 0 0 0 0zm-38 20c7-2 14-4 22-8 0 0 0 0 0 0-7 2-14 4-22 8zm22-8c0 0 0 0 0 0zm-48 11c8-1 16-2 26-3 0 0 0 0 0 0-8 1-16 2-26 3zm26-3c0 0 0 0 0 0zm-52 0c8 1 16 2 26 3 0 0 0 0 0 0-8-1-16-2-26-3zm26 3c0 0 0 0 0 0zm-48-11c7 2 14 4 22 8 0 0 0 0 0 0-7-2-14-4-22-8zm22 8c0 0 0 0 0 0zm-38-20c5 4 10 8 16 12 0 0 0 0 0 0-5-4-10-8-16-12zm16 12c0 0 0 0 0 0zm-22-25c2 4 4 8 6 13 0 0 0 0 0 0-2-4-4-8-6-13zm6 13c0 0 0 0 0 0zm0-25c-2 4-4 8-6 12 0 0 0 0 0 0 2-4 4-8 6-12zm-6 12c0 0 0 0 0 0zm22-24c-5 4-10 8-16 12 0 0 0 0 0 0 5-4 10-8 16-12zm-16 12c0 0 0 0 0 0zm38-20c-7 2-14 4-22 8 0 0 0 0 0 0 7-2 14-4 22-8zm-22 8c0 0 0 0 0 0zm48-11c-8 1-16 2-26 3 0 0 0 0 0 0 8-1 16-2 26-3zm-26 3c0 0 0 0 0 0zm26-3c0 0 0 0 0 0zm0 386c0-187 0-374 0-561 0 187 0 374 0 561zm1732 0c-577 0-1154 0-1732 0 0 0 0 0 0 0 577 0 1154 0 1732 0zm0 561c0-187 0-374 0-561 0 0 0 0 0 0 0 187 0 374 0 561zm-1662-1122c-23 46-46 92-70 140 23-46 46-92 70-140zm-140 0c23 46 46 92 70 140-23-46-46-92-70-140zm1732 1122c23-46 46-92 70-140-23 46-46 92-70 140zm140 0c-23-46-46-92-70-140 23 46 46 92 70 140zm-95-178c8 1 16 2 25 3-8-1-16-2-25-3zm25 3c0 0 0 0 0 0zm-48-11c7 2 14 4 23 8 0 0 0 0 0 0-7-2-14-4-23-8zm23 8c0 0 0 0 0 0zm-39-19c5 3 10 6 16 11 0 0 0 0 0 0-5-3-10-6-16-11zm16 11c0 0 0 0 0 0zm-22-24c2 4 4 8 6 13 0 0 0 0 0 0-2-4-4-8-6-13zm6 13c0 0 0 0 0 0zm0-26c-2 4-4 8-6 13 0 0 0 0 0 0 2-4 4-8 6-13zm-6 13c0 0 0 0 0 0zm22-24c-5 3-10 6-16 11 0 0 0 0 0 0 5-3 10-6 16-11zm-16 11c0 0 0 0 0 0zm39-19c-7 2-14 4-23 8 0 0 0 0 0 0 7-2 14-4 23-8zm-23 8c0 0 0 0 0 0zm48-11c-8 1-16 2-25 3 0 0 0 0 0 0 8-1 16-2 25-3zm-25 3c0 0 0 0 0 0zm51 0c-8-1-16-2-26-3 0 0 0 0 0 0 8 1 16 2 26 3zm-26-3c0 0 0 0 0 0zm48 11c-7-2-14-4-22-8 0 0 0 0 0 0 7 2 14 4 22 8zm-22-8c0 0 0 0 0 0zm38 19c-5-3-10-6-16-11 0 0 0 0 0 0 5 3 10 6 16 11zm-16-11c0 0 0 0 0 0zm22 24c-2-4-4-8-6-13 0 0 0 0 0 0 2 4 4 8 6 13zm-6-13c0 0 0 0 0 0zm0 26c2-4 4-8 6-13 0 0 0 0 0 0-2 4-4 8-6 13zm6-13c0 0 0 0 0 0zm-22 24c5-3 10-6 16-11 0 0 0 0 0 0-5 3-10 6-16 11zm16-11c0 0 0 0 0 0zm-38 19c7-2 14-4 22-8 0 0 0 0 0 0-7 2-14 4-22 8zm22-8c0 0 0 0 0 0zm-48 11c8-1 16-2 26-3 0 0 0 0 0 0-8 1-16 2-26 3zm26-3c0 0 0 0 0 0zm-26 3c0 0 0 0 0 0z">
            <text:p/>
          </draw:path>
          <draw:path draw:style-name="gr21" draw:text-style-name="P5" draw:layer="layout" svg:width="1.686cm" svg:height="0.701cm" svg:x="9.807cm" svg:y="11.532cm" svg:viewBox="0 0 1687 702" svg:d="m166 606c-1 8-2 16-3 25 1-8 2-16 3-25zm-3 25c0 0 0 0 0 0zm10-48c-2 7-3 14-7 23 0 0 0 0 0 0 2-7 4-14 7-23zm-7 23c0 0 0 0 0 0zm18-39c-3 5-6 10-11 16 0 0 0 0 0 0 3-5 6-10 11-16zm-11 16c0 0 0 0 0 0zm23-22c-4 2-8 4-12 6 0 0 0 0 0 0 3-2 7-4 12-6zm-12 6c0 0 0 0 0 0zm24 0c-4-2-8-4-12-6 0 0 0 0 0 0 3 2 7 4 12 6zm-12-6c0 0 0 0 0 0zm12 6c0 0 0 0 0 0zm18 39c-2-7-4-14-8-23 0 0 0 0 0 0 2 7 4 14 8 23zm-8-23c0 0 0 0 0 0zm10 48c-1-8-2-16-2-25 0 0 0 0 0 0 0 8 1 16 2 25zm-2 26c0-8 1-16 2-26 0 0 0 0 0 0-1 8-2 16-2 26zm2-26c0 0 0 0 0 0zm-10 49c2-7 4-14 8-23 0 0 0 0 0 0-2 7-4 14-8 23zm8-23c0 0 0 0 0 0zm-18 38c3-5 5-10 10-15 0 0 0 0 0 0-3 5-6 10-10 15zm10-15c0 0 0 0 0 0zm-22 21c3-2 7-4 12-6 0 0 0 0 0 0-4 2-8 4-12 6zm12-6c0 0 0 0 0 0zm-24 0c3 2 7 4 12 6 0 0 0 0 0 0-4-2-8-4-12-6zm12 6c0 0 0 0 0 0zm-23-21c3 5 6 10 11 15 0 0 0 0 0 0-3-5-6-10-11-15zm11 15c0 0 0 0 0 0zm-18-38c2 7 4 14 7 23 0 0 0 0 0 0-2-7-3-14-7-23zm7 23c0 0 0 0 0 0zm-10-49c1 8 2 16 3 26 0 0 0 0 0 0-1-8-2-16-3-26zm3 26c0 0 0 0 0 0zm-3-26c0 0 0 0 0 0zm680 0c-281 0-562 0-843 0 281 0 561 0 843 0zm0-561c0 187 0 374 0 561 0 0 0 0 0 0 0-187 0-374 0-561zm843 0c-281 0-561 0-843 0 0 0 0 0 0 0 280 0 561 0 843 0zm-1686 491c43 23 86 46 130 70-42-23-85-46-130-70zm0 140c43-23 86-46 130-70-42 23-85 46-130 70zm218-118c-3-5-6-10-10-16 0 0 0 0 0 0 3 5 5 10 10 16zm8 23c0 0 0 0 0 0zm1460-466c-43-23-86-46-130-70 42 23 85 46 130 70zm0-140c-43 23-86 46-130 70 42-23 85-46 130-70zm-130 0c0 46 0 92 0 140 0-46 0-92 0-140z">
            <text:p/>
          </draw:path>
          <draw:path draw:style-name="gr21" draw:text-style-name="P5" draw:layer="layout" svg:width="1.655cm" svg:height="1.459cm" svg:x="12.573cm" svg:y="12.191cm" svg:viewBox="0 0 1656 1460" svg:d="m96 179c-8-1-16-2-26-3 8 1 16 2 26 3zm-26-3c0 0 0 0 0 0zm48 11c-7-2-14-4-22-8 0 0 0 0 0 0 7 2 14 4 22 8zm-22-8c0 0 0 0 0 0zm38 19c-5-3-10-6-16-11 0 0 0 0 0 0 5 3 10 6 16 11zm-16-11c0 0 0 0 0 0zm22 24c-2-4-4-8-6-13 0 0 0 0 0 0 2 4 4 8 6 13zm-6-13c0 0 0 0 0 0zm0 26c2-4 4-8 6-13 0 0 0 0 0 0-2 4-4 8-6 13zm6-13c0 0 0 0 0 0zm-22 24c5-3 10-6 16-11 0 0 0 0 0 0-5 3-10 6-16 11zm16-11c0 0 0 0 0 0zm-38 19c7-2 14-4 22-8 0 0 0 0 0 0-7 2-14 4-22 8zm22-8c0 0 0 0 0 0zm-48 11c8-1 16-2 26-3 0 0 0 0 0 0-8 1-16 2-26 3zm26-3c0 0 0 0 0 0zm-52 0c8 1 16 2 26 3 0 0 0 0 0 0-8-1-16-2-26-3zm26 3c0 0 0 0 0 0zm-48-11c7 2 14 4 22 8 0 0 0 0 0 0-7-2-14-4-22-8zm22 8c0 0 0 0 0 0zm-38-19c5 3 10 6 16 11 0 0 0 0 0 0-5-3-10-6-16-11zm16 11c0 0 0 0 0 0zm-22-24c2 4 4 8 6 13 0 0 0 0 0 0-2-4-4-8-6-13zm6 13c0 0 0 0 0 0zm0-26c-2 4-4 8-6 13 0 0 0 0 0 0 2-4 4-8 6-13zm-6 13c0 0 0 0 0 0zm22-24c-5 3-10 6-16 11 0 0 0 0 0 0 5-3 10-6 16-11zm-16 11c0 0 0 0 0 0zm38-19c-7 2-14 4-22 8 0 0 0 0 0 0 7-2 14-4 22-8zm-22 8c0 0 0 0 0 0zm48-11c-8 1-16 2-26 3 0 0 0 0 0 0 8-1 16-2 26-3zm-26 3c0 0 0 0 0 0zm26-3c0 0 0 0 0 0zm0 554c0-243 0-486 0-730 0 243 0 486 0 730zm1515 0c-505 0-1010 0-1515 0 0 0 0 0 0 0 505 0 1010 0 1515 0zm0 729c0-243 0-486 0-729 0 0 0 0 0 0 0 243 0 486 0 729zm-1445-1459c-23 47-46 94-70 141 23-47 46-94 70-141zm-140 0c23 47 46 94 70 141-23-47-46-94-70-141zm1515 1459c23-46 46-92 70-140-23 46-46 92-70 140zm140 0c-23-46-46-92-70-140 23 46 46 92 70 140zm-96-178c8 1 16 2 26 3-8-1-16-2-26-3zm26 3c0 0 0 0 0 0zm-48-11c7 2 14 4 22 8 0 0 0 0 0 0-7-2-14-4-22-8zm22 8c0 0 0 0 0 0zm-38-19c5 3 10 6 16 11 0 0 0 0 0 0-5-3-10-6-16-11zm16 11c0 0 0 0 0 0zm-22-24c2 4 4 8 6 13 0 0 0 0 0 0-2-4-4-8-6-13zm6 13c0 0 0 0 0 0zm0-26c-2 4-4 8-6 13 0 0 0 0 0 0 2-4 4-8 6-13zm-6 13c0 0 0 0 0 0zm22-24c-5 3-10 6-16 11 0 0 0 0 0 0 5-3 10-6 16-11zm-16 11c0 0 0 0 0 0zm38-19c-7 2-14 4-22 8 0 0 0 0 0 0 7-2 14-4 22-8zm-22 8c0 0 0 0 0 0zm48-11c-8 1-16 2-26 3 0 0 0 0 0 0 8-1 16-2 26-3zm-26 3c0 0 0 0 0 0zm52 0c-8-1-16-2-26-3 0 0 0 0 0 0 8 1 16 2 26 3zm-26-3c0 0 0 0 0 0zm48 11c-7-2-14-4-22-8 0 0 0 0 0 0 7 2 14 4 22 8zm-22-8c0 0 0 0 0 0zm38 19c-5-3-10-6-16-11 0 0 0 0 0 0 5 3 10 6 16 11zm-16-11c0 0 0 0 0 0zm22 24c-2-4-4-8-6-13 0 0 0 0 0 0 2 4 4 8 6 13zm-6-13c0 0 0 0 0 0zm0 26c2-4 4-8 6-13 0 0 0 0 0 0-2 4-4 8-6 13zm6-13c0 0 0 0 0 0zm-22 24c5-3 10-6 16-11 0 0 0 0 0 0-5 3-10 6-16 11zm16-11c0 0 0 0 0 0zm-38 19c7-2 14-4 22-8 0 0 0 0 0 0-7 2-14 4-22 8zm22-8c0 0 0 0 0 0zm-48 11c8-1 16-2 26-3 0 0 0 0 0 0-8 1-16 2-26 3zm26-3c0 0 0 0 0 0zm-26 3c0 0 0 0 0 0z">
            <text:p/>
          </draw:path>
          <draw:path draw:style-name="gr21" draw:text-style-name="P5" draw:layer="layout" svg:width="0.371cm" svg:height="1.683cm" svg:x="14.088cm" svg:y="14.772cm" svg:viewBox="0 0 372 1684" svg:d="m96 178c-8-1-16-2-26-3 8 1 16 2 26 3zm-26-3c0 0 0 0 0 0zm48 11c-7-2-14-4-22-8 0 0 0 0 0 0 7 2 14 4 22 8zm-22-8c0 0 0 0 0 0zm38 20c-5-4-10-8-16-12 0 0 0 0 0 0 5 4 10 8 16 12zm-16-12c0 0 0 0 0 0zm22 24c-2-4-4-8-6-12 0 0 0 0 0 0 2 4 4 8 6 12zm-6-12c0 0 0 0 0 0zm0 25c2-4 4-8 6-13 0 0 0 0 0 0-2 4-4 8-6 13zm6-13c0 0 0 0 0 0zm-22 25c5-4 10-8 16-12 0 0 0 0 0 0-5 4-10 8-16 12zm16-12c0 0 0 0 0 0zm-38 19c7-2 14-4 22-7 0 0 0 0 0 0-7 2-14 4-22 7zm22-7c0 0 0 0 0 0zm-48 11c8-1 16-2 26-4 0 0 0 0 0 0-8 1-16 2-26 4zm26-4c0 0 0 0 0 0zm-52 0c8 1 16 2 26 4 0 0 0 0 0 0-8-1-16-2-26-4zm26 4c0 0 0 0 0 0zm-48-11c7 2 14 4 22 7 0 0 0 0 0 0-7-2-14-4-22-7zm22 7c0 0 0 0 0 0zm-38-19c5 4 10 8 16 12 0 0 0 0 0 0-5-4-10-8-16-12zm16 12c0 0 0 0 0 0zm-22-25c2 4 4 8 6 13 0 0 0 0 0 0-2-4-4-8-6-13zm6 13c0 0 0 0 0 0zm0-25c-2 4-4 8-6 12 0 0 0 0 0 0 2-4 4-8 6-12zm-6 12c0 0 0 0 0 0zm22-24c-5 4-10 8-16 12 0 0 0 0 0 0 5-4 10-8 16-12zm-16 12c0 0 0 0 0 0zm38-20c-7 2-14 4-22 8 0 0 0 0 0 0 7-2 14-4 22-8zm-22 8c0 0 0 0 0 0zm48-11c-8 1-16 2-26 3 0 0 0 0 0 0 8-1 16-2 26-3zm-26 3c0 0 0 0 0 0zm26-3c0 0 0 0 0 0zm0 667c0-280 0-560 0-842 0 280 0 560 0 842zm231 0c-77 0-154 0-231 0 0 0 0 0 0 0 77 0 154 0 231 0zm0 841c0-280 0-560 0-841 0 0 0 0 0 0 0 280 0 560 0 841zm-161-1683c-23 46-46 92-70 140 23-46 46-92 70-140zm-140 0c23 46 46 92 70 140-23-46-46-92-70-140zm231 1683c23-46 46-92 70-140-23 46-46 92-70 140zm140 0c-23-46-46-92-70-140 23 46 46 92 70 140zm-95-178c8 1 16 2 25 3-8-1-16-2-25-3zm25 3c0 0 0 0 0 0zm-48-11c7 2 14 4 23 8 0 0 0 0 0 0-7-2-14-4-23-8zm23 8c0 0 0 0 0 0zm-39-19c5 3 10 6 16 11 0 0 0 0 0 0-5-3-10-6-16-11zm16 11c0 0 0 0 0 0zm-22-24c2 4 4 8 6 13 0 0 0 0 0 0-2-4-4-8-6-13zm6 13c0 0 0 0 0 0zm0-26c-2 4-4 8-6 13 0 0 0 0 0 0 2-4 4-8 6-13zm-6 13c0 0 0 0 0 0zm22-24c-5 3-10 6-16 11 0 0 0 0 0 0 5-3 10-6 16-11zm-16 11c0 0 0 0 0 0zm39-19c-7 2-14 4-23 8 0 0 0 0 0 0 7-2 14-4 23-8zm-23 8c0 0 0 0 0 0zm48-11c-8 1-16 2-25 3 0 0 0 0 0 0 8-1 16-2 25-3zm-25 3c0 0 0 0 0 0zm51 0c-8-1-16-2-26-3 0 0 0 0 0 0 8 1 16 2 26 3zm-26-3c0 0 0 0 0 0zm49 11c-7-2-14-4-23-8 0 0 0 0 0 0 7 2 14 4 23 8zm-23-8c0 0 0 0 0 0zm38 19c-5-3-10-6-15-11 0 0 0 0 0 0 5 3 10 6 15 11zm-15-11c0 0 0 0 0 0zm21 24c-2-4-4-8-6-13 0 0 0 0 0 0 2 4 4 8 6 13zm-6-13c0 0 0 0 0 0zm0 26c2-4 4-8 6-13 0 0 0 0 0 0-2 4-4 8-6 13zm6-13c0 0 0 0 0 0zm-21 24c5-3 10-6 15-11 0 0 0 0 0 0-5 3-10 6-15 11zm15-11c0 0 0 0 0 0zm-38 19c7-2 14-4 23-8 0 0 0 0 0 0-7 2-14 4-23 8zm23-8c0 0 0 0 0 0zm-49 11c8-1 16-2 26-3 0 0 0 0 0 0-8 1-16 2-26 3zm26-3c0 0 0 0 0 0zm-26 3c0 0 0 0 0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Dan Church</meta:initial-creator>
    <meta:creation-date>2006-10-19T21:24:40</meta:creation-date>
    <dc:creator>Dan Church</dc:creator>
    <dc:date>2006-10-19T21:45:59</dc:date>
    <dc:language>en-US</dc:language>
    <meta:editing-cycles>12</meta:editing-cycles>
    <meta:editing-duration>PT21M20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